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am a motivated software engineer with a personal commitment to advanced, distributed computing using the Python language. I have recently released a software suite that I believe provides the best available platform for addressing challenges such as responsiveness, concurrency and scalability in a fully distributed context. The opportunity to work in this technical domain aligns with professional and personal goals. I am fluent in the languages listed (Python, C++) and have worked with most of the tools mentioned (e.g. vscode). If this is a good match I am more than happy to relocate. I provide the links below as evidence of the quality and scope of my work.</text:p>
      <text:p text:style-name="Standard"/>
      <text:p text:style-name="Standard">Installable package;</text:p>
      <text:p text:style-name="Standard">https://pypi.org/project/ansar-connect/</text:p>
      <text:p text:style-name="Standard"/>
      <text:p text:style-name="Standard">Documentation;</text:p>
      <text:p text:style-name="Standard">https://ansar-connect-manual.s3.ap-southeast-2.amazonaws.com/1.0.0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2:54:04.262135211</meta:creation-date>
    <dc:date>2024-08-09T12:54:36.057832084</dc:date>
    <meta:editing-duration>PT32S</meta:editing-duration>
    <meta:editing-cycles>1</meta:editing-cycles>
    <meta:document-statistic meta:table-count="0" meta:image-count="0" meta:object-count="0" meta:page-count="1" meta:paragraph-count="5" meta:word-count="114" meta:character-count="818" meta:non-whitespace-character-count="709"/>
    <meta:generator>LibreOffice/7.3.7.2$Linux_X86_64 LibreOffice_project/30$Build-2</meta:generator>
  </office:meta>
</office:document-meta>
</file>